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rebuchet MS" svg:font-family="'Trebuchet MS',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80dd9" officeooo:paragraph-rsid="00080dd9"/>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rebuchet MS" fo:font-size="9.75pt" fo:letter-spacing="normal" fo:font-style="normal" fo:font-weight="normal"/>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rebuchet MS" fo:font-size="9.75pt" fo:letter-spacing="normal" fo:font-style="normal" fo:font-weight="normal" officeooo:rsid="00080dd9" officeooo:paragraph-rsid="00080dd9"/>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rebuchet MS" fo:font-size="9.75pt" fo:letter-spacing="normal" fo:font-style="normal" fo:font-weight="normal" officeooo:rsid="00080dd9" officeooo:paragraph-rsid="00080dd9" style:font-weight-asian="normal" style:font-weight-complex="normal"/>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rebuchet MS" fo:font-size="9.75pt" fo:letter-spacing="normal" fo:font-style="normal" fo:font-weight="normal" officeooo:rsid="00090bd4" officeooo:paragraph-rsid="00090bd4"/>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rebuchet MS" fo:font-size="9.75pt" fo:letter-spacing="normal" fo:font-style="normal" fo:font-weight="bold" style:font-weight-asian="bold" style:font-weight-complex="bold"/>
    </style:style>
    <style:style style:name="P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rebuchet MS" fo:font-size="9.75pt" fo:letter-spacing="normal" fo:font-style="normal" fo:font-weight="bold" officeooo:rsid="00080dd9" officeooo:paragraph-rsid="00080dd9" style:font-weight-asian="bold" style:font-weight-complex="bold"/>
    </style:style>
    <style:style style:name="P8"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Trebuchet MS" fo:font-size="9.75pt" fo:letter-spacing="normal" fo:font-style="normal" fo:font-weight="normal"/>
    </style:style>
    <style:style style:name="P9" style:family="paragraph" style:parent-style-name="Text_20_body" style:list-style-name="L2">
      <style:paragraph-properties fo:margin-top="0cm" fo:margin-bottom="0cm" loext:contextual-spacing="false" fo:orphans="2" fo:widows="2" fo:padding="0cm" fo:border="none"/>
      <style:text-properties fo:font-variant="normal" fo:text-transform="none" fo:color="#00a933" style:font-name="Trebuchet MS" fo:font-size="9.75pt" fo:letter-spacing="normal" fo:font-style="normal" fo:font-weight="normal"/>
    </style:style>
    <style:style style:name="P10" style:family="paragraph" style:parent-style-name="Text_20_body" style:list-style-name="L1">
      <style:paragraph-properties fo:margin-top="0cm" fo:margin-bottom="0cm" loext:contextual-spacing="false" fo:orphans="2" fo:widows="2" fo:padding="0cm" fo:border="none"/>
      <style:text-properties fo:font-variant="normal" fo:text-transform="none" fo:color="#00a933" style:font-name="Trebuchet MS" fo:font-size="9.75pt" fo:letter-spacing="normal" fo:font-style="normal" fo:font-weight="normal"/>
    </style:style>
    <style:style style:name="P11" style:family="paragraph" style:parent-style-name="Text_20_body" style:list-style-name="L1">
      <style:paragraph-properties fo:margin-top="0cm" fo:margin-bottom="0cm" loext:contextual-spacing="false" fo:orphans="2" fo:widows="2" fo:padding="0cm" fo:border="none"/>
      <style:text-properties fo:font-variant="normal" fo:text-transform="none" fo:color="#00a933" style:font-name="Trebuchet MS" fo:font-size="9.75pt" fo:letter-spacing="normal" fo:font-style="normal" fo:font-weight="normal" officeooo:paragraph-rsid="00080dd9"/>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0cbc0a"/>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rebuchet MS" fo:font-size="9.75pt" fo:letter-spacing="normal" fo:font-style="normal" fo:font-weight="normal" officeooo:rsid="00080dd9" officeooo:paragraph-rsid="00080dd9" style:font-weight-asian="normal" style:font-weight-complex="normal"/>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rebuchet MS" fo:font-size="9.75pt" fo:letter-spacing="normal" fo:font-style="normal" fo:font-weight="normal"/>
    </style:style>
    <style:style style:name="P1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rebuchet MS" fo:font-size="9.75pt" fo:letter-spacing="normal" fo:font-style="normal" fo:font-weight="normal" officeooo:rsid="00080dd9" officeooo:paragraph-rsid="00080dd9"/>
    </style:style>
    <style:style style:name="P1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rebuchet MS" fo:font-size="9.75pt" fo:letter-spacing="normal" fo:font-style="normal" fo:font-weight="normal" officeooo:rsid="000af416" officeooo:paragraph-rsid="000af416"/>
    </style:style>
    <style:style style:name="P1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rebuchet MS" fo:font-size="9.75pt" fo:letter-spacing="normal" fo:font-style="normal" fo:font-weight="normal" officeooo:rsid="000cbc0a" officeooo:paragraph-rsid="000cbc0a"/>
    </style:style>
    <style:style style:name="P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rebuchet MS" fo:font-size="9.75pt" fo:letter-spacing="normal" fo:font-style="normal" fo:font-weight="normal" officeooo:rsid="000cbc0a" officeooo:paragraph-rsid="000d84e1"/>
    </style:style>
    <style:style style:name="P2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rebuchet MS" fo:font-size="9.75pt" fo:letter-spacing="normal" fo:font-style="normal" fo:font-weight="normal" officeooo:rsid="000d165c" officeooo:paragraph-rsid="000d165c"/>
    </style:style>
    <style:style style:name="P2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rebuchet MS" fo:font-size="9.75pt" fo:letter-spacing="normal" fo:font-style="normal" fo:font-weight="normal" officeooo:rsid="000d84e1" officeooo:paragraph-rsid="000d84e1"/>
    </style:style>
    <style:style style:name="P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rebuchet MS" fo:font-size="9.75pt" fo:letter-spacing="normal" fo:font-style="normal" fo:font-weight="bold" officeooo:rsid="000cbc0a" officeooo:paragraph-rsid="000cbc0a" style:font-weight-asian="bold" style:font-weight-complex="bold"/>
    </style:style>
    <style:style style:name="T1" style:family="text">
      <style:text-properties fo:font-variant="normal" fo:text-transform="none" fo:color="#000000" style:font-name="Trebuchet MS" fo:font-size="9.75pt" fo:letter-spacing="normal" fo:font-style="normal" fo:font-weight="normal"/>
    </style:style>
    <style:style style:name="T2" style:family="text">
      <style:text-properties fo:font-variant="normal" fo:text-transform="none" fo:color="#000000" style:font-name="Trebuchet MS" fo:font-size="9.75pt" fo:letter-spacing="normal" fo:font-style="normal" fo:font-weight="normal" officeooo:rsid="000a8a00"/>
    </style:style>
    <style:style style:name="T3" style:family="text">
      <style:text-properties fo:font-variant="normal" fo:text-transform="none" fo:color="#000000" style:font-name="Trebuchet MS" fo:font-size="9.75pt" fo:letter-spacing="normal" fo:font-style="normal" fo:font-weight="normal" officeooo:rsid="000cbc0a"/>
    </style:style>
    <style:style style:name="T4" style:family="text">
      <style:text-properties fo:font-variant="normal" fo:text-transform="none" fo:color="#000000" style:font-name="Trebuchet MS" fo:font-size="9.75pt" fo:letter-spacing="normal" fo:font-style="normal" fo:font-weight="normal" officeooo:rsid="000d84e1"/>
    </style:style>
    <style:style style:name="T5" style:family="text">
      <style:text-properties officeooo:rsid="000af416"/>
    </style:style>
    <style:style style:name="T6" style:family="text">
      <style:text-properties officeooo:rsid="000aff36"/>
    </style:style>
    <style:style style:name="T7" style:family="text">
      <style:text-properties fo:font-style="italic" style:font-style-asian="italic" style:font-style-complex="italic"/>
    </style:style>
    <style:style style:name="T8" style:family="text">
      <style:text-properties fo:font-style="italic" style:font-style-asian="normal" style:font-style-complex="normal"/>
    </style:style>
    <style:style style:name="T9" style:family="text">
      <style:text-properties officeooo:rsid="000aff36" style:font-style-asian="normal" style:font-style-complex="normal"/>
    </style:style>
    <style:style style:name="T10" style:family="text">
      <style:text-properties officeooo:rsid="000d84e1"/>
    </style:style>
    <text:list-style style:name="L1">
      <text:list-level-style-bullet text:level="1"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1cm" fo:text-indent="-0.635cm" fo:margin-left="7.61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28cm" fo:text-indent="-0.635cm" fo:margin-left="1.6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3cm" fo:text-indent="-0.635cm" fo:margin-left="2.2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8cm" fo:text-indent="-0.635cm" fo:margin-left="2.8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3cm" fo:text-indent="-0.635cm" fo:margin-left="3.5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8cm" fo:text-indent="-0.635cm" fo:margin-left="4.1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03cm" fo:text-indent="-0.635cm" fo:margin-left="4.8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8cm" fo:text-indent="-0.635cm" fo:margin-left="5.4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3cm" fo:text-indent="-0.635cm" fo:margin-left="6.0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8cm" fo:text-indent="-0.635cm" fo:margin-left="6.7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3cm" fo:text-indent="-0.635cm" fo:margin-left="7.34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ct Cyan</text:p>
      <text:p text:style-name="P6"/>
      <text:p text:style-name="P6"/>
      <text:p text:style-name="P6"/>
      <text:p text:style-name="P6">1. Introduction. Describe the problem, basically the specification you started from. What features were mandatory and optional?</text:p>
      <text:p text:style-name="P6"/>
      <text:p text:style-name="P4">We wanted to construct a platform game where the layout is defined in BMP files.</text:p>
      <text:p text:style-name="P4"/>
      <text:p text:style-name="P2"/>
      <text:p text:style-name="P12"><text:span text:style-name="T2">Mandatory</text:span><text:span text:style-name="T1">:</text:span></text:p>
      <text:p text:style-name="P2"/>
      <text:list xml:id="list2108848828" text:style-name="L1">
        <text:list-item>
          <text:p text:style-name="P11">Implement terrain generation based on the pixels in .bmp files. Each pixel colors determine what type will be generated in a coresponding world area. Basic terrain generation should contain one color for standard landmass and one for water.</text:p>
        </text:list-item>
        <text:list-item>
          <text:p text:style-name="P10">Create a 2d grid of vertexes where quads are drawn from, each vertex position should be moved around semi-randomly to create primitive water animation. The color of each vertex should normaly be blue unless its spawned within or on the edge of a landmass, in which case it should be white.</text:p>
        </text:list-item>
        <text:list-item>
          <text:p text:style-name="P10">Create a player model that can move around on suitable terrain, collosion detection with terrain should primary be done using .bmp files</text:p>
        </text:list-item>
        <text:list-item>
          <text:p text:style-name="P10">The Camera should be placed above the player, it should be looking at the player and it should be sligthly tiled.</text:p>
        </text:list-item>
        <text:list-item>
          <text:p text:style-name="P10">Implement a main menu which allows the user to start a game.</text:p>
        </text:list-item>
      </text:list>
      <text:p text:style-name="P2"/>
      <text:p text:style-name="P2"/>
      <text:p text:style-name="P12"><text:span text:style-name="T2">Optional</text:span><text:span text:style-name="T1">:</text:span></text:p>
      <text:p text:style-name="P2"/>
      <text:list xml:id="list1287737171" text:style-name="L2">
        <text:list-item>
          <text:p text:style-name="P8">Enhance terrain generation. Add more terrain types.</text:p>
        </text:list-item>
        <text:list-item>
          <text:p text:style-name="P8">Water reflections and/or make the landmass cast shadows on the water. (not in real time)</text:p>
        </text:list-item>
        <text:list-item>
          <text:p text:style-name="P8">Animate the player model.</text:p>
        </text:list-item>
        <text:list-item>
          <text:p text:style-name="P8">Add visual effects such as dust when walking.</text:p>
        </text:list-item>
        <text:list-item>
          <text:p text:style-name="P9">Hold middle mouse button to move the position of the camera around the player. When realesed the camera should return to its original position.</text:p>
        </text:list-item>
        <text:list-item>
          <text:p text:style-name="P8">Add background music.</text:p>
        </text:list-item>
        <text:list-item>
          <text:p text:style-name="P8">Add sound effects.</text:p>
        </text:list-item>
        <text:list-item>
          <text:p text:style-name="P9">Add gameplay element: pussels.</text:p>
        </text:list-item>
        <text:list-item>
          <text:p text:style-name="P8">Add gameplay element: enemies.</text:p>
        </text:list-item>
        <text:list-item>
          <text:p text:style-name="P9">Add gameplay element: Multiplayer.</text:p>
        </text:list-item>
        <text:list-item>
          <text:p text:style-name="P8">Add a menu that can be accesed mid game, should contain the option to exit to main menu or exit to desktop.</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2. Background information. Any information about the kind of problem you solved that is needed to follow the rest of the report.</text:p>
      <text:p text:style-name="P2"/>
      <text:p text:style-name="P3">Multiplayer implementation</text:p>
      <text:p text:style-name="P3">Calculating normals in fragment shader</text:p>
      <text:p text:style-name="P17">Loading of BMP files into main memory to be able to generate the levels and its geometry.</text:p>
      <text:p text:style-name="P17">We needed to make it work on both Linux and Windows.</text:p>
      <text:p text:style-name="P2"/>
      <text:p text:style-name="P2"/>
      <text:p text:style-name="P6">3. About your implementation. Tools used, program structure.</text:p>
      <text:p text:style-name="P2"/>
      <text:p text:style-name="P17">SDL2 with opengl, on windows glad was used to load the opengl bindings needed.</text:p>
      <text:p text:style-name="P3"><text:span text:style-name="T5">We also made use of the </text:span>Vectorutils <text:span text:style-name="T5">provided by the course for basic functionality.</text:span></text:p>
      <text:p text:style-name="P3"/>
      <text:p text:style-name="P22">GL_utilities</text:p>
      <text:p text:style-name="P3"/>
      <text:p text:style-name="P3"><text:span text:style-name="T6">When implementing multiplayer support, we made use of ”</text:span>SafeQueue” <text:span text:style-name="T6">which is </text:span>Created by <text:span text:style-name="T7">Adam Kecskes</text:span><text:span text:style-name="T8"> </text:span><text:span text:style-name="T9">for transfering data between threads that sends and receives packages.</text:span></text:p>
      <text:p text:style-name="P17"/>
      <text:p text:style-name="P18">Main:</text:p>
      <text:p text:style-name="P18">Game:<text:tab/><text:tab/><text:tab/><text:tab/><text:tab/><text:tab/>//<text:tab/><text:span text:style-name="T10">master class</text:span></text:p>
      <text:p text:style-name="P18"><text:tab/><text:span text:style-name="T10">World:<text:tab/><text:tab/><text:tab/><text:tab/><text:tab/></text:span></text:p>
      <text:p text:style-name="P18"><text:tab/><text:tab/>Terrain:</text:p>
      <text:p text:style-name="P18"><text:tab/><text:tab/><text:tab/>Water:<text:tab/></text:p>
      <text:p text:style-name="P18"><text:tab/><text:tab/><text:tab/>Land:</text:p>
      <text:p text:style-name="P13"><text:span text:style-name="T3"><text:tab/>Player:<text:tab/><text:tab/><text:tab/><text:tab/><text:tab/>//<text:tab/></text:span><text:span text:style-name="T4">the local controlled player</text:span></text:p>
      <text:p text:style-name="P18"><text:tab/>PlayerOther:<text:tab/><text:tab/><text:tab/><text:tab/>//<text:tab/><text:span text:style-name="T10">the </text:span></text:p>
      <text:p text:style-name="P19"><text:tab/><text:span text:style-name="T10">Portal:<text:tab/><text:tab/><text:tab/><text:tab/><text:tab/>//<text:tab/>the portal you go to for the next level</text:span></text:p>
      <text:p text:style-name="P19"><text:tab/><text:span text:style-name="T10">Collectable:</text:span></text:p>
      <text:p text:style-name="P18"><text:tab/><text:span text:style-name="T10">Keyboard:<text:tab/><text:tab/><text:tab/><text:tab/>//<text:tab/>for managing keyboard input(sdl2 eveents)</text:span></text:p>
      <text:p text:style-name="P18"><text:tab/><text:tab/><text:span text:style-name="T10">KeyboardKey:</text:span></text:p>
      <text:p text:style-name="P18"><text:tab/><text:span text:style-name="T10">Mouse:<text:tab/><text:tab/><text:tab/><text:tab/><text:tab/></text:span></text:p>
      <text:p text:style-name="P18"><text:tab/><text:span text:style-name="T10">Camera:</text:span></text:p>
      <text:p text:style-name="P18"><text:tab/><text:span text:style-name="T10">Client:<text:tab/><text:tab/><text:tab/><text:tab/><text:tab/>//<text:tab/>for multiplayer</text:span></text:p>
      <text:p text:style-name="P18"/>
      <text:p text:style-name="P21">VertexShape:</text:p>
      <text:p text:style-name="P21">LoadBMP:</text:p>
      <text:p text:style-name="P21"/>
      <text:p text:style-name="P21"/>
      <text:p text:style-name="P18"/>
      <text:p text:style-name="P18"><text:tab/></text:p>
      <text:p text:style-name="P18"/>
      <text:p text:style-name="P18"/>
      <text:p text:style-name="P18"/>
      <text:p text:style-name="P3">Main Gameclass used to switch between states.</text:p>
      <text:p text:style-name="P5">Different classes to represent different objects usch as Player, World, Water, Land, Mouse etc.</text:p>
      <text:p text:style-name="P3"/>
      <text:p text:style-name="P2"/>
      <text:p text:style-name="P6">4. Interesting problems. Did you run into any particular problems during the work?</text:p>
      <text:p text:style-name="P2"/>
      <text:p text:style-name="P3">Inverted x-axis when reading pixeldata from BMP.</text:p>
      <text:p text:style-name="P3">Index problems.</text:p>
      <text:p text:style-name="P3">Undefined behaviour when not explicitly declaring which shader to use.</text:p>
      <text:p text:style-name="P20">Using SDL2 with opengl proved to be very diffucult, could not figure out how to correctly use glew <text:s/>for glbindigns on windows and as such needed to switch to glad.</text:p>
      <text:p text:style-name="P20"><text:soft-page-break/>The 2d renderer for SDL2 did not support using the gl context. Meaning we could not make use of the SDL2 fetures that we actually wanted to use in <text:s/>the first place.</text:p>
      <text:p text:style-name="P20"/>
      <text:p text:style-name="P20">When compiling the game with a newer version of MinGW </text:p>
      <text:p text:style-name="P2"/>
      <text:p text:style-name="P6">5. Conclusions. How did it come out? How could it have been done better?</text:p>
      <text:p text:style-name="Standard"/>
      <text:p text:style-name="P1">Overall we are happy with the resulting product, we would have liked to implemented some more shading and improved the collision detecetion to avoid getting stuck on edges. Also the mainmenu is incomple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rebuchet MS" svg:font-family="'Trebuchet MS',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5T15:36:13.090724466</meta:creation-date>
    <dc:date>2023-05-16T11:43:18.877819567</dc:date>
    <meta:editing-duration>PT46M12S</meta:editing-duration>
    <meta:editing-cycles>3</meta:editing-cycles>
    <meta:generator>LibreOffice/6.4.7.2$Linux_X86_64 LibreOffice_project/40$Build-2</meta:generator>
    <meta:document-statistic meta:table-count="0" meta:image-count="0" meta:object-count="0" meta:page-count="3" meta:paragraph-count="60" meta:word-count="631" meta:character-count="3782" meta:non-whitespace-character-count="3168"/>
  </office:meta>
</office:document-meta>
</file>